
<file path=META-INF/manifest.xml><?xml version="1.0" encoding="utf-8"?>
<manifest:manifes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>
  <manifest:file-entry manifest:media-type="application/vnd.oasis.opendocument.tex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office:version="1.2">
  <office:font-face-decls>
    <style:font-face svg:font-family="Arial" style:name="Arial"/>
    <style:font-face svg:font-family="Courier" style:name="Courier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</office:font-face-decls>
  <office:automatic-styles>
    <style:style style:family="paragraph" style:name="Normal" style:display-name="Normal">
      <style:paragraph-properties fo:margin-right="0pt" style:line-spacing="2pt" fo:margin-top="0pt" fo:text-align="left" fo:orphans="0" fo:margin-left="0pt" fo:margin-bottom="0pt" fo:padding="0pt" fo:text-indent="0pt" fo:widows="1"/>
      <style:text-properties fo:color="#000000" style:font-name="Arial" fo:text-transform="None" fo:font-size="10"/>
    </style:style>
    <text:list-style style:name="UnorderedList-ul" style:display-name="UnorderedList-ul">
      <text:list-level-style-bullet text:bullet-relative-size="75%" text:bullet-char="•" text:level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bullet>
    </text:list-style>
    <text:list-style style:name="UnorderedList-ol" style:display-name="UnorderedList-ol">
      <text:list-level-style-number style:num-suffix="" style:num-prefix="" text:start-value="None" text:level="1" style:num-format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number>
      <text:list-level-style-number style:num-suffix="" style:num-prefix="" text:start-value="None" text:level="2" style:num-format="1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number>
      <text:list-level-style-number style:num-suffix="" style:num-prefix="" text:start-value="None" text:level="3" style:num-format="1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number>
      <text:list-level-style-number style:num-suffix="" style:num-prefix="" text:start-value="None" text:level="4" style:num-format="1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number>
      <text:list-level-style-number style:num-suffix="" style:num-prefix="" text:start-value="None" text:level="5" style:num-format="1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number>
      <text:list-level-style-number style:num-suffix="" style:num-prefix="" text:start-value="None" text:level="6" style:num-format="1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number>
      <text:list-level-style-number style:num-suffix="" style:num-prefix="" text:start-value="None" text:level="7" style:num-format="1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number>
      <text:list-level-style-number style:num-suffix="" style:num-prefix="" text:start-value="None" text:level="8" style:num-format="1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number>
      <text:list-level-style-number style:num-suffix="" style:num-prefix="" text:start-value="None" text:level="9" style:num-format="1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number>
      <text:list-level-style-number style:num-suffix="" style:num-prefix="" text:start-value="None" text:level="10" style:num-format="1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number>
    </text:list-style>
    <text:list-style style:name="OrderedList-ul" style:display-name="OrderedList-ul">
      <text:list-level-style-bullet text:bullet-relative-size="75%" text:bullet-char="•" text:level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bullet>
    </text:list-style>
    <text:list-style style:name="OrderedList-ol" style:display-name="OrderedList-ol">
      <text:list-level-style-number style:num-suffix="" style:num-prefix="" text:start-value="None" text:level="1" style:num-format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number>
      <text:list-level-style-number style:num-suffix="" style:num-prefix="" text:start-value="None" text:level="2" style:num-format="1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number>
      <text:list-level-style-number style:num-suffix="" style:num-prefix="" text:start-value="None" text:level="3" style:num-format="1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number>
      <text:list-level-style-number style:num-suffix="" style:num-prefix="" text:start-value="None" text:level="4" style:num-format="1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number>
      <text:list-level-style-number style:num-suffix="" style:num-prefix="" text:start-value="None" text:level="5" style:num-format="1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number>
      <text:list-level-style-number style:num-suffix="" style:num-prefix="" text:start-value="None" text:level="6" style:num-format="1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number>
      <text:list-level-style-number style:num-suffix="" style:num-prefix="" text:start-value="None" text:level="7" style:num-format="1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number>
      <text:list-level-style-number style:num-suffix="" style:num-prefix="" text:start-value="None" text:level="8" style:num-format="1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number>
      <text:list-level-style-number style:num-suffix="" style:num-prefix="" text:start-value="None" text:level="9" style:num-format="1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number>
      <text:list-level-style-number style:num-suffix="" style:num-prefix="" text:start-value="None" text:level="10" style:num-format="1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number>
    </text:list-style>
  </office:automatic-styles>
  <office:body>
    <office:text text:use-soft-page-breaks="true">
      <text:p text:style-name="Normal"><text:span text:style-name="T1">This is paragraph with an </text:span><text:span text:style-name="T2">important message</text:span><text:span text:style-name="T3">! </text:span><text:span text:style-name="T4">More</text:span><text:span text:style-name="T5"> important </text:span><text:span text:style-name="T6">piece</text:span><text:span text:style-name="T7"> of </text:span><text:span text:style-name="T8">information</text:span><text:span text:style-name="T9"> </text:span></text:p>
    </office:text>
  </office:body>
</office:document-content>
</file>

<file path=styles.xml><?xml version="1.0" encoding="utf-8"?>
<office:document-styles xmlns:fo="urn:oasis:names:tc:opendocument:xmlns:xsl-fo-compatible:1.0" xmlns:manifest="urn:oasis:names:tc:opendocument:xmlns:manifest:1.0" xmlns:meta="urn:oasis:names:tc:opendocument:xmlns:meta:1.0" xmlns:style="urn:oasis:names:tc:opendocument:xmlns:style:1.0" xmlns:text="urn:oasis:names:tc:opendocument:xmlns:text:1.0" xmlns:office="urn:oasis:names:tc:opendocument:xmlns:office:1.0" xmlns:svg="urn:oasis:names:tc:opendocument:xmlns:svg-compatible:1.0" office:version="1.2">
  <office:font-face-decls>
    <style:font-face svg:font-family="Arial" style:name="Arial"/>
    <style:font-face svg:font-family="Courier" style:name="Courier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</office:font-face-decls>
  <office:styles>
    <style:style style:family="text" style:name="T1" style:display-name="T1">
      <style:text-properties/>
    </style:style>
    <style:style style:family="text" style:parent-style-name="important" style:name="T2" style:display-name="T2">
      <style:text-properties/>
    </style:style>
    <style:style style:family="text" style:name="T3" style:display-name="T3">
      <style:text-properties/>
    </style:style>
    <style:style style:family="text" style:name="T4" style:display-name="T4">
      <style:text-properties fo:font-weight="bold"/>
    </style:style>
    <style:style style:family="text" style:name="T5" style:display-name="T5">
      <style:text-properties fo:font-style="italic" fo:font-weight="bold"/>
    </style:style>
    <style:style style:family="text" style:name="T6" style:display-name="T6">
      <style:text-properties fo:font-style="italic" fo:font-weight="bold"/>
    </style:style>
    <style:style style:family="text" style:name="T7" style:display-name="T7">
      <style:text-properties fo:font-style="italic" fo:font-weight="bold"/>
    </style:style>
    <style:style style:family="text" style:name="T8" style:display-name="T8">
      <style:text-properties fo:font-weight="bold"/>
    </style:style>
    <style:style style:family="text" style:name="T9" style:display-name="T9">
      <style:text-properties/>
    </style:style>
  </office:styles>
  <office:automatic-styles>
    <style:page-layout style:name="Mpm1">
      <style:page-layout-properties fo:margin-left="0pt" fo:margin-bottom="0pt" fo:margin-right="0pt" fo:margin-top="0pt"/>
    </style:page-layout>
  </office:automatic-styles>
  <office:master-styles>
    <style:master-page style:name="main" style:page-layout-name="Mpm1" style:display-name="main"/>
    <style:master-page style:name="Standard" style:page-layout-name="Mpm1" style:display-name="Standard"/>
  </office:master-styles>
</office:document-styles>
</file>

<file path=meta.xml><?xml version="1.0" encoding="utf-8"?>
<office:document-meta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office:version="1.2">
  <office:meta>
    <meta:generator>ODFPY/1.4.0</meta:generator>
  </office:meta>
</office:document-meta>
</file>